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 svg:font-family="'Courier New'"/>
    <style:font-face style:name="StarSymbol" svg:font-family="StarSymbol"/>
    <style:font-face style:name="Symbol" svg:font-family="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style:text-underline-style="solid" style:text-underline-width="auto" style:text-underline-color="font-color"/>
    </style:style>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text-properties fo:font-weight="bold" style:font-weight-asian="bold" style:font-weight-complex="bold"/>
    </style:style>
    <style:style style:name="P9" style:family="paragraph" style:parent-style-name="Standard" style:list-style-name="L7"/>
    <style:style style:name="P10" style:family="paragraph" style:parent-style-name="Standard" style:list-style-name="L8"/>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hapter 7 “Solving Environmental Problems I: Property Rights, Markets and Macroeconomy”</text:p>
      <text:p text:style-name="Standard"/>
      <text:p text:style-name="P3">Introduction</text:p>
      <text:list text:style-name="L1">
        <text:list-item>
          <text:p text:style-name="P1">Steps to tackle market, policy and institutional failures that lie at the heart of many environmental and social problems: </text:p>
          <text:list>
            <text:list-item>
              <text:p text:style-name="P1">First, identify and correct those distortions in economic incentives that work against efficient and sustainable management of natural and social capital for sustainable development. </text:p>
            </text:list-item>
            <text:list-item>
              <text:p text:style-name="P1">Second, where policy interventions are required, target them to the level that is more appropriate level and effective for correcting the problem. </text:p>
            </text:list-item>
          </text:list>
        </text:list-item>
        <text:list-item>
          <text:p text:style-name="P1">Most successful solutions will require appropriate policy interventions at many levels, local, regional, and global, and involve establishing property rights, creating markets, employing market-based instruments, targeting investments and transfers of wealth and income, and overcoming government inefficiency and corruption. Note that virtually all approaches require combined efforts by BOTH THE PUBLIC AND PRIVATE SECTORS TO SUCCESSFULLY IMPLEMENT THEM. </text:p>
        </text:list-item>
      </text:list>
      <text:p text:style-name="Standard"/>
      <text:p text:style-name="P3">Towards Sustainable Development</text:p>
      <text:list text:style-name="L2">
        <text:list-item>
          <text:p text:style-name="P2">Convert the vicious cycle of not counting and valuing important non-market capital and services that leads to unsustainable development into a virtuous cycle of sustainable development by inserting information on the values of non-market services and incorporate linkages to the values in decision-making (see Figure 7.1). </text:p>
        </text:list-item>
        <text:list-item>
          <text:p text:style-name="P2">Steps: </text:p>
          <text:list>
            <text:list-item>
              <text:p text:style-name="P2">Improved environmental and social service valuation and policy analysis to ensure markets and policies incorporate the full benefits and costs of the non-market services </text:p>
            </text:list-item>
            <text:list-item>
              <text:p text:style-name="P2">More multidisciplinary and interdisciplinary collaborations to understand environmental, social and economic systems </text:p>
            </text:list-item>
            <text:list-item>
              <text:p text:style-name="P2">Policy reforms (‘the 5 I’s’) </text:p>
              <text:list>
                <text:list-item>
                  <text:p text:style-name="P2">Information </text:p>
                </text:list-item>
                <text:list-item>
                  <text:p text:style-name="P2">Incentives </text:p>
                </text:list-item>
                <text:list-item>
                  <text:p text:style-name="P2">Institutions </text:p>
                </text:list-item>
                <text:list-item>
                  <text:p text:style-name="P2">Investments </text:p>
                </text:list-item>
                <text:list-item>
                  <text:p text:style-name="P2">Infrastructure </text:p>
                </text:list-item>
              </text:list>
            </text:list-item>
          </text:list>
        </text:list-item>
      </text:list>
      <text:p text:style-name="Standard"/>
      <text:p text:style-name="P3">Policy Approaches for SD: Overview</text:p>
      <text:list text:style-name="L7">
        <text:list-item>
          <text:p text:style-name="P9">Using markets</text:p>
        </text:list-item>
        <text:list-item>
          <text:p text:style-name="P9">Creating markets</text:p>
        </text:list-item>
        <text:list-item>
          <text:p text:style-name="P9">Implementing environmental or social regulations</text:p>
        </text:list-item>
        <text:list-item>
          <text:p text:style-name="P9">Engaging the public, e.g., information disclosure, national organic standards </text:p>
        </text:list-item>
      </text:list>
      <text:p text:style-name="Standard">(See Table 7.1 for examples of each)</text:p>
      <text:p text:style-name="Standard"/>
      <text:p text:style-name="P3">Property Rights</text:p>
      <text:p text:style-name="Standard">Definition -- entitlements defining the owner’s, rights, privileges and limitations to use a resource.</text:p>
      <text:p text:style-name="Standard"/>
      <text:p text:style-name="Standard">Types of property</text:p>
      <text:list text:style-name="L8">
        <text:list-item>
          <text:p text:style-name="P10">Private – rights and ownership conferred on an individual, group of individuals, or a corporation <text:soft-page-break/>so that the owner has the right to exclude others from the use of the resource, e.g., market goods and services.</text:p>
        </text:list-item>
        <text:list-item>
          <text:p text:style-name="P10">State – resource ownership is vested exclusively in the government, which determines and controls access and regulates use, e.g., Mt Hood National Forest.</text:p>
        </text:list-item>
        <text:list-item>
          <text:p text:style-name="P10">Common property -- -- resource ownership and management are in the hands of an identifiable community of individuals, who can exclude others and regulate use of the resource, e.g., common grazing lands in Peruvian highlands</text:p>
        </text:list-item>
        <text:list-item>
          <text:p text:style-name="P10">Open access – access for resource use is effectively unrestricted and available to all, e.g., off-shore ocean fisheries </text:p>
        </text:list-item>
      </text:list>
      <text:p text:style-name="Standard"/>
      <text:p text:style-name="P3">Market-Based Policy Instruments for Sustainable Environmental Management</text:p>
      <text:p text:style-name="Standard">Market-Based Instruments</text:p>
      <text:list text:style-name="L3">
        <text:list-item>
          <text:p text:style-name="P4">Removal of subsidies and other public policy interventions that distort the private costs of resource use and pollution discharge</text:p>
        </text:list-item>
        <text:list-item>
          <text:p text:style-name="P4">Charges, taxes or fees, e.g., stumpage fees for timber harvest, depletion taxes on minerals, differential taxes on alternative fuels (see Table 7.5)</text:p>
        </text:list-item>
        <text:list-item>
          <text:p text:style-name="P4">‘Green’ subsidies, e.g., tax rebates on energy efficient appliances </text:p>
        </text:list-item>
        <text:list-item>
          <text:p text:style-name="P4">Subsidies, e.g., deposit/refund systems, e.g., w:st="on"Oregon bottle bill, electronics product recycling</text:p>
        </text:list-item>
        <text:list-item>
          <text:p text:style-name="P4">Tradeable or marketable permits, e.g., SO2 and GHG emissions, fisheries.</text:p>
        </text:list-item>
        <text:list-item>
          <text:p text:style-name="P4">Compensatory incentives, e.g., low interest loans, debt for nature swaps</text:p>
        </text:list-item>
        <text:list-item>
          <text:p text:style-name="P4">Enforcement incentives for environmental regulations, e.g., noncompliance fines, performance bonds</text:p>
        </text:list-item>
        <text:list-item>
          <text:p text:style-name="P4">Economy-wide reforms, such as public deficit control and trade liberalization, can complement market-based environmental management approaches if adequate institutions are in place.</text:p>
        </text:list-item>
      </text:list>
      <text:p text:style-name="Standard"/>
      <text:p text:style-name="P3">Market vs. regulatory instruments</text:p>
      <text:list text:style-name="L4">
        <text:list-item>
          <text:p text:style-name="P5">Economic-based or market instruments decentralize much of the decision-making to the single firm or household which typically has better information for determining the appropriate response</text:p>
        </text:list-item>
        <text:list-item>
          <text:p text:style-name="P5">However, there are qualifications to market-based instruments vs. regulations (Box 7.3)</text:p>
          <text:list>
            <text:list-item>
              <text:p text:style-name="P5">Important criteria other than cost-effectiveness may be key</text:p>
            </text:list-item>
            <text:list-item>
              <text:p text:style-name="P5">Under certain conditions, the cost-savings may be minimal or negative</text:p>
            </text:list-item>
            <text:list-item>
              <text:p text:style-name="P5">For certain environmental situations, e.g., threshold effects, the uncertainty and risk of using market-based solutions may be perceived as inappropriate.</text:p>
            </text:list-item>
            <text:list-item>
              <text:p text:style-name="P5">Market based instruments are usually used in conjunction with regulatory controls</text:p>
            </text:list-item>
            <text:list-item>
              <text:p text:style-name="P5">People are familiar with regulations.</text:p>
            </text:list-item>
            <text:list-item>
              <text:p text:style-name="P5">Charges or fees are perceived to have undesirable effects on inflation.</text:p>
            </text:list-item>
            <text:list-item>
              <text:p text:style-name="P5">Charges or fees take money out of peoples’ and firms’ pockets</text:p>
            </text:list-item>
            <text:list-item>
              <text:p text:style-name="P5">Regulations can be manipulated in the political system.</text:p>
            </text:list-item>
            <text:list-item>
              <text:p text:style-name="P5">Administrative and transaction costs of market-based approaches are key but non-trivial. </text:p>
            </text:list-item>
          </text:list>
        </text:list-item>
      </text:list>
      <text:p text:style-name="Standard"/>
      <text:p text:style-name="Standard"><text:span text:style-name="T1">Creating global markets</text:span></text:p>
      <text:list text:style-name="L5">
        <text:list-item>
          <text:p text:style-name="P6">To deal with transboundary and global environmental phenomena, e.g., tradeable GHG emissions credits</text:p>
        </text:list-item>
        <text:list-item>
          <text:p text:style-name="P6">Involves explicit recognition of a host country’s right to sell global benefits or to receive <text:soft-page-break/>compensation, and create the institutional means to do so.</text:p>
        </text:list-item>
        <text:list-item>
          <text:p text:style-name="P6">Global market examples (Table 7.7)</text:p>
          <text:list>
            <text:list-item>
              <text:p text:style-name="P6">Intellectual property rights, e.g., bioprospecting</text:p>
            </text:list-item>
            <text:list-item>
              <text:p text:style-name="P6">Joint implementation/carbon offsets</text:p>
            </text:list-item>
            <text:list-item>
              <text:p text:style-name="P6">Debt for nature swaps</text:p>
            </text:list-item>
            <text:list-item>
              <text:p text:style-name="P6">Market regulation/trade, e.g., certified woods</text:p>
            </text:list-item>
            <text:list-item>
              <text:p text:style-name="P6">Transferable development rights, e.g., compensation for preserving critical biological areas</text:p>
            </text:list-item>
            <text:list-item>
              <text:p text:style-name="P6">International compensation (Global Environment Facility, Global overlays, e.g., carbon store, biodiversity, Environment funds, e.g., World Wildlife fund)</text:p>
            </text:list-item>
            <text:list-item>
              <text:p text:style-name="P6">Trade-related agreements</text:p>
            </text:list-item>
            <text:list-item>
              <text:p text:style-name="P6">Elephant ivory</text:p>
            </text:list-item>
            <text:list-item>
              <text:p text:style-name="P6">Timber certification</text:p>
            </text:list-item>
          </text:list>
        </text:list-item>
      </text:list>
      <text:p text:style-name="Standard"/>
      <text:p text:style-name="Standard"><text:span text:style-name="T1">Role of Government </text:span></text:p>
      <text:p text:style-name="Standard">CLEAR AND POWERFUL ROLE FOR GOVERNMENT TO ENSURE THAT OUR ENVIRONMENTAL, SOCIAL AND ECONOMIC SYSTEMS ARE POSITIVELY REINFORCED</text:p>
      <text:p text:style-name="Standard"/>
      <text:list text:style-name="L6">
        <text:list-item>
          <text:p text:style-name="P7">First step is to reduce or eliminate distortionary subsidies and ineffectual or excessively costly policies</text:p>
          <text:list>
            <text:list-item>
              <text:p text:style-name="P7">However, we often see poor, weak or perverse government policies. Why? Special embedded interests lead to collusion and corruption.</text:p>
            </text:list-item>
            <text:list-item>
              <text:p text:style-name="P7">Difficult for country governments to act to correct global or transboundary problems because of free riding.</text:p>
            </text:list-item>
            <text:list-item>
              <text:p text:style-name="P7">U.S. spotted owl policy was ineffective and too costly due to special interests.</text:p>
            </text:list-item>
            <text:list-item>
              <text:p text:style-name="P7">Persistent misuse of environmental regulation fosters distrust of government </text:p>
            </text:list-item>
          </text:list>
        </text:list-item>
        <text:list-item>
          <text:p text:style-name="P7">Governments and public officials respond to various incentives, , and we need to be sure they are aligned with larger society’s interests to develop cost-effective and equitable sustainability policies and program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StarSymbol" svg:font-family="StarSymbol"/>
    <style:font-face style:name="Symbol" svg:font-family="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2-23T09:45:12</meta:creation-date>
    <dc:date>2011-03-09T11:53:44</dc:date>
    <meta:editing-cycles>3</meta:editing-cycles>
    <meta:editing-duration>PT22M4S</meta:editing-duration>
    <meta:user-defined meta:name="Info 1"/>
    <meta:user-defined meta:name="Info 2"/>
    <meta:user-defined meta:name="Info 3"/>
    <meta:user-defined meta:name="Info 4"/>
    <meta:document-statistic meta:table-count="0" meta:image-count="0" meta:object-count="0" meta:page-count="3" meta:paragraph-count="73" meta:word-count="905" meta:character-count="6528"/>
  </office:meta>
</office:document-meta>
</file>